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margin-top="0cm" fo:margin-bottom="0cm" style:contextual-spacing="false" fo:line-height="100%" fo:text-align="center" style:justify-single-word="false"/>
    </style:style>
    <style:style style:name="P2" style:family="paragraph" style:parent-style-name="Standard">
      <style:paragraph-properties fo:margin-right="0cm" fo:margin-top="0cm" fo:margin-bottom="0cm" style:contextual-spacing="false" fo:line-height="100%" fo:text-align="justify" style:justify-single-word="false" fo:text-indent="1cm" style:auto-text-indent="false"/>
    </style:style>
    <style:style style:name="P3" style:family="paragraph" style:parent-style-name="Standard" style:list-style-name="WW8Num4">
      <style:paragraph-properties fo:margin-top="0cm" fo:margin-bottom="0cm" style:contextual-spacing="false" fo:line-height="100%" fo:text-align="justify" style:justify-single-word="false"/>
    </style:style>
    <style:style style:name="P4"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size-asian="14pt" style:font-weight-asian="bold" style:font-name-complex="Times New Roman" style:font-size-complex="14pt"/>
    </style:style>
    <style:style style:name="P5"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 style:font-size-complex="14pt"/>
    </style:style>
    <style:style style:name="P6"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size-asian="14pt" style:language-asian="ru" style:country-asian="RU" style:font-weight-asian="bold" style:font-name-complex="Times New Roman" style:font-size-complex="14pt"/>
    </style:style>
    <style:style style:name="P7" style:family="paragraph" style:parent-style-name="Standard">
      <style:paragraph-properties fo:margin-right="0cm" fo:margin-top="0cm" fo:margin-bottom="0cm" style:contextual-spacing="false" fo:line-height="100%" fo:text-align="justify" style:justify-single-word="false" fo:text-indent="1cm" style:auto-text-indent="false"/>
      <style:text-properties style:font-name="Times New Roman" fo:font-size="14pt" style:font-size-asian="14pt" style:font-name-complex="Times New Roman" style:font-size-complex="14pt"/>
    </style:style>
    <style:style style:name="P8" style:family="paragraph" style:parent-style-name="Standard" style:list-style-name="WW8Num4">
      <style:paragraph-properties fo:margin-top="0cm" fo:margin-bottom="0cm" style:contextual-spacing="false" fo:line-height="100%" fo:text-align="justify" style:justify-single-word="false"/>
      <style:text-properties style:font-name="Times New Roman" fo:font-size="14pt" style:font-size-asian="14pt" style:font-name-complex="Times New Roman" style:font-size-complex="14pt"/>
    </style:style>
    <style:style style:name="P9" style:family="paragraph" style:parent-style-name="Standard">
      <style:paragraph-properties fo:text-align="justify" style:justify-single-word="false"/>
      <style:text-properties style:font-name="Times New Roman" fo:font-size="14pt" fo:language="uk" fo:country="UA" fo:font-weight="bold" style:font-size-asian="14pt" style:font-weight-asian="bold" style:font-name-complex="Times New Roman" style:font-size-complex="14pt"/>
    </style:style>
    <style:style style:name="P10" style:family="paragraph" style:parent-style-name="Звичайний_20__28_веб_29_">
      <loext:graphic-properties draw:fill="solid" draw:fill-color="#fbfbfb"/>
      <style:paragraph-properties fo:margin-top="0cm" fo:margin-bottom="0cm" style:contextual-spacing="false" fo:text-align="justify" style:justify-single-word="false" fo:background-color="#fbfbfb"/>
    </style:style>
    <style:style style:name="P11" style:family="paragraph" style:parent-style-name="Звичайний_20__28_веб_29_">
      <loext:graphic-properties draw:fill="solid" draw:fill-color="#fbfbfb"/>
      <style:paragraph-properties fo:margin-top="0cm" fo:margin-bottom="0cm" style:contextual-spacing="false" fo:text-align="justify" style:justify-single-word="false" fo:background-color="#fbfbfb"/>
      <style:text-properties fo:color="#000000" loext:opacity="100%" fo:font-size="13.5pt" fo:language="uk" fo:country="UA" style:font-size-asian="13.5pt" style:font-size-complex="13.5pt" loext:padding="0cm" loext:border="none" loext:shadow="none"/>
    </style:style>
    <style:style style:name="P12" style:family="paragraph" style:parent-style-name="Звичайний_20__28_веб_29_">
      <loext:graphic-properties draw:fill="solid" draw:fill-color="#ffffff"/>
      <style:paragraph-properties fo:margin-top="0cm" fo:margin-bottom="0cm" style:contextual-spacing="false" fo:text-align="justify" style:justify-single-word="false" fo:background-color="#ffffff"/>
    </style:style>
    <style:style style:name="T1" style:family="text">
      <style:text-properties fo:font-size="14pt" style:font-size-asian="14pt" style:font-size-complex="14pt"/>
    </style:style>
    <style:style style:name="T2" style:family="text">
      <style:text-properties fo:font-size="14pt" fo:language="uk" fo:country="UA" style:font-size-asian="14pt" style:font-size-complex="14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style:font-size-asian="14pt" style:language-asian="ru" style:country-asian="RU" style:font-weight-asian="bold" style:font-name-complex="Times New Roman" style:font-size-complex="14pt"/>
    </style:style>
    <style:style style:name="T5" style:family="text">
      <style:text-properties style:font-name="Times New Roman" fo:font-size="14pt" style:font-size-asian="14pt" style:font-name-complex="Times New Roman" style:font-size-complex="14pt"/>
    </style:style>
    <style:style style:name="T6" style:family="text">
      <style:text-properties style:font-name="Times New Roman" fo:font-size="14pt" fo:language="ru" fo:country="RU" style:font-size-asian="14pt" style:font-name-complex="Times New Roman" style:font-size-complex="14pt"/>
    </style:style>
    <style:style style:name="T7" style:family="text">
      <style:text-properties style:font-name="Times New Roman" fo:font-weight="bold" style:font-weight-asian="bold" style:font-name-complex="Times New Roman"/>
    </style:style>
    <style:style style:name="T8" style:family="text">
      <style:text-properties fo:color="#000000" loext:opacity="100%" style:font-name="Roboto" fo:font-size="10.5pt" style:font-size-asian="10.5pt" style:font-name-complex="Roboto" style:font-size-complex="10.5pt"/>
    </style:style>
    <style:style style:name="T9" style:family="text">
      <style:text-properties fo:color="#000000" loext:opacity="100%" fo:font-size="14pt" fo:language="uk" fo:country="UA" style:font-size-asian="14pt" style:font-size-complex="14pt" loext:padding="0cm" loext:border="none" loext:shadow="none"/>
    </style:style>
    <style:style style:name="T10" style:family="text">
      <style:text-properties fo:color="#000000" loext:opacity="100%" style:font-name="Arial" fo:font-size="14pt" fo:language="uk" fo:country="UA" style:font-size-asian="14pt" style:font-name-complex="Arial" style:font-size-complex="14pt"/>
    </style:style>
    <style:style style:name="T11" style:family="text">
      <style:text-properties style:text-position="super 58%" style:font-name="Times New Roman" fo:font-size="14pt" style:font-size-asian="14pt" style:font-name-complex="Times New Roman" style:font-size-complex="14pt"/>
    </style:style>
    <style:style style:name="T12" style:family="text">
      <style:text-properties fo:color="#1d1d1b" loext:opacity="100%" style:font-name="Calibri" fo:font-size="10pt" fo:language="uk" fo:country="UA" fo:background-color="#ffffff" loext:char-shading-value="0" style:font-size-asian="10pt" style:font-name-complex="Calibri" style:font-size-complex="10pt"/>
    </style:style>
    <style:style style:name="T13" style:family="text">
      <style:text-properties fo:color="#1d1d1b" loext:opacity="100%" fo:font-size="14pt" fo:background-color="#ffffff" loext:char-shading-value="0" style:font-size-asian="14pt" style:font-size-complex="14pt"/>
    </style:style>
    <style:style style:name="T14" style:family="text">
      <style:text-properties fo:color="#1d1d1b" loext:opacity="100%" fo:font-size="14pt" fo:language="uk" fo:country="UA" fo:background-color="#ffffff" loext:char-shading-value="0"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ЗВІТ СТАРОСТИ ЛАНОВЕЦЬКОЇ МІСЬКОЇ РАДИ – </text:p>
      <text:p text:style-name="P1"><text:span text:style-name="T3">СІЛ ІВАНКІВЦІ, МОЛОТКІВ ТА ОСНИКИ</text:span> <text:span text:style-name="T4">ЗА 2025 РІК</text:span></text:p>
      <text:p text:style-name="P6"/>
      <text:p text:style-name="P11"><text:s text:c="11"/></text:p>
      <text:p text:style-name="P2"><text:span text:style-name="T5">Згідно із статтею 54</text:span><text:span text:style-name="T11">1</text:span><text:span text:style-name="T5"> Закону України «Про місцеве самоврядування в Україні», Положенням про старосту Лановецької міської ради, затвердженим рішенням міської ради від 18 грудня 2020 року № 27, звітую про свою роботу на посаді старости Лановецької міської ради – сіл Іванківці, Молотків та Осники за 2025 рік. <text:s text:c="2"/></text:span></text:p>
      <text:p text:style-name="P2"><text:span text:style-name="T5">Виконання своїх повноважень розпочав 01 січня 2021 року на підставі рішення міської ради від 03 грудня 2020 року № 11 «Про затвердження старост».</text:span></text:p>
      <text:p text:style-name="P2"><text:span text:style-name="T5">До складу старостинського округу належить три села – Іванківці (458 жителів), Молотків (455 жителів) та Осники (207 жителів), площа, яких складає 3579 <text:s/>га. Загальна кількість населення 1120 осіб (за 2025 рік народилося 3 дітей: 2 хлопчики та 1 дівчинка, померло 23 особи), домогосподарств – 470.</text:span></text:p>
      <text:p text:style-name="P2"><text:span text:style-name="T5">На території старостинського округу розташовані 6 бюджетних установ:</text:span></text:p>
      <text:p text:style-name="P2"><text:span text:style-name="T5">1) Іванковецький заклад загальної середньої освіти І-ІІ ступенів (50 учнів);</text:span></text:p>
      <text:p text:style-name="P2"><text:span text:style-name="T5">2) Молотківський заклад загальної середньої освіти І-ІІ ступенів (47 учнів);</text:span></text:p>
      <text:p text:style-name="P2"><text:span text:style-name="T5">3) дошкільний підрозділ Іванковецького закладу загальної середньої освіти І-ІІ ступенів (13 вихованців);</text:span></text:p>
      <text:p text:style-name="P2"><text:span text:style-name="T5">4) Молотківський комунальний заклад дошкільної освіти «Сонечко» (10 вихованців);</text:span></text:p>
      <text:p text:style-name="P2"><text:span text:style-name="T5">6) медичний пункт тимчасового базування с. Іванківці;</text:span></text:p>
      <text:p text:style-name="P2"><text:span text:style-name="T5">7) комунальний заклад «Меморіальний комплекс-музей «Молотківська трагедія».</text:span></text:p>
      <text:p text:style-name="P7">Відповідно до покладених на мене повноважень:</text:p>
      <text:p text:style-name="P2"><text:span text:style-name="T5">1) сприяю жителям сіл Іванківці, Молотків, Осники в підготовці документів, що подаються до органів місцевого самоврядування та державної виконавчої влади;</text:span></text:p>
      <text:p text:style-name="P2"><text:span text:style-name="T5">2) вношу пропозиції до виконавчого комітету міської ради, виконавчих органів міської ради, підприємств, установ, організацій комунальної форми власності та їхніх посадових осіб з питань діяльності на території сіл Іванківці, Молотків, Осники; </text:span></text:p>
      <text:p text:style-name="P2"><text:span text:style-name="T5">3) беру <text:s/>участь у підготовці проєктів рішень міської ради щодо майна територіальної громади, розташованого на території сіл Іванківці, Молотків, Осники;</text:span></text:p>
      <text:p text:style-name="P2"><text:span text:style-name="T5">4) беру участь у здійсненні контролю за використанням об’єктів комунальної власності, розташованих на території сіл Іванківці, Молотків, Осники;</text:span></text:p>
      <text:p text:style-name="P2"><text:span text:style-name="T5">5) беру участь в організації виконання рішень міської ради, її виконавчого комітету, розпоряджень міського голови на території сіл Іванківці, Молотків, Осники та в здійсненні контролю за їхнім виконанням;</text:span></text:p>
      <text:p text:style-name="P2"><text:span text:style-name="T5">6) організовую благоустрій сіл Іванківці, Молотків, Осники;</text:span></text:p>
      <text:p text:style-name="P2"><text:span text:style-name="T5">7) здійснюю контроль за станом довкілля, об’єктів інфраструктури, громадським правопорядком на території сіл Іванківці, Молотків, Осники;</text:span></text:p>
      <text:p text:style-name="P2"><text:span text:style-name="T5">8) сприяю утворенню та діяльності органів самоорганізації населення, організації та проведенню загальних зборів та інших форм безпосередньої участі громадян у вирішенні питань місцевого значення у відповідних селах;</text:span></text:p>
      <text:p text:style-name="P2"><text:span text:style-name="T5">9) здійснюю обстеження, визначення шляхів вирішення основних проблем, беру <text:s/>участь у заходах, спрямованих на подолання складних життєвих обставин осіб, які опинилися у таких обставинах та які проживають на території сіл Іванківці, Молотків, Осники;</text:span></text:p>
      <text:p text:style-name="P7">10) вчиняю нотаріальні дії;</text:p>
      <text:p text:style-name="P2"><text:soft-page-break/><text:span text:style-name="T5">11) здійснюю заходи із ведення погосподарського обліку на території сіл Іванківці, Молотків, Осники;</text:span></text:p>
      <text:p text:style-name="P2"><text:span text:style-name="T5">12) забезпечую ведення персонально-первинного обліку призовників і військовозобов’язаних;</text:span></text:p>
      <text:p text:style-name="P2"><text:span text:style-name="T5">13) як староста надаю адміністративні послуги у випадках, передбачених рішеннями міської ради;</text:span></text:p>
      <text:p text:style-name="P2"><text:span text:style-name="T5">14) здійснюю контроль за умовами утримання та виховання дітей в сім’ях, які перебувають в складних життєвих обставинах, дітей-сиріт та дітей, позбавлених батьківського піклування, запобігання дитячій бездоглядності та безпритульності, вчиненню дітьми правопорушень на території сіл Іванківці, Молотків, Осники;</text:span></text:p>
      <text:p text:style-name="P7">15) складаю протоколи про адміністративні правопорушення відповідно до рішення виконавчого комітету міської ради.<text:span text:style-name="T5"/></text:p>
      <text:p text:style-name="P2"><text:span text:style-name="T5">Прийом жителів здійснюється чотири дні на тиждень з 08:00 до 16:00 год у вівторок і п’ятницю в с. Іванківці та у понеділок і четвер в с. Молотків. </text:span></text:p>
      <text:p text:style-name="P2"><text:span text:style-name="T5">За звітний період зареєстровано 527 звернень та надано:</text:span></text:p>
      <text:list text:style-name="WW8Num4">
        <text:list-item>
          <text:p text:style-name="P3" loext:marker-style-name="T5"><text:span text:style-name="T5">13 – послуг реєстрації/зняття з реєстрації місця проживання;</text:span></text:p>
        </text:list-item>
        <text:list-item>
          <text:p text:style-name="P8" loext:marker-style-name="T5">109 – видано витягів з реєстру територіальної громади;<text:span text:style-name="T5"/></text:p>
        </text:list-item>
      </text:list>
      <text:p text:style-name="P2"><text:span text:style-name="T5">3) 7 – послуг землевпорядкування та архітектури;</text:span></text:p>
      <text:p text:style-name="P2"><text:span text:style-name="T5">4) 17 – нотаріальних дій;</text:span></text:p>
      <text:p text:style-name="P2"><text:span text:style-name="T5">5) 173 – послуги соціального характеру;</text:span></text:p>
      <text:p text:style-name="P2"><text:span text:style-name="T5">6) 103 – <text:s/>видано витяги про зареєстрованих у приміщеннях/будинку осіб, довідок-характеристик, довідок про реєстрацію місця проживання;</text:span></text:p>
      <text:p text:style-name="P2"><text:span text:style-name="T5">7) 11 – видано довідок <text:s/>із земельних питань;</text:span></text:p>
      <text:p text:style-name="P2"><text:span text:style-name="T5">8) 1 – <text:s/>видано довідку ВПО;</text:span></text:p>
      <text:p text:style-name="P2"><text:span text:style-name="T5">9) 93 – послуги, спрямовані на коригування адреси домогосподарств, надання одноразових матеріальних допомог, видалення зелених насаджень, видачу дозволу на порушення об’єкту благоустрою, соціально-правовий захист дітей та ін.</text:span></text:p>
      <text:p text:style-name="P2"><text:span text:style-name="T5">У зверненнях громадян головне місце посідають питання комунальної та соціальної сфер: ремонту доріг та вулиць, водопостачання, вуличного освітлення, транспортного сполучення, надання субсидій, пільг та допомог, надання якісної медичної допомоги.</text:span></text:p>
      <text:p text:style-name="P2"><text:span text:style-name="T5">Протягом 2025 року на території сіл округу виконано такі заходи:</text:span></text:p>
      <text:p text:style-name="P7">1) організовано благоустрій території сіл;</text:p>
      <text:p text:style-name="P2"><text:span text:style-name="T5">2) проведено частковий ремонт адмінприміщень сіл Іванківці та Молотків;</text:span></text:p>
      <text:p text:style-name="P2"><text:span text:style-name="T5">3) за кошти бюджету громади закуплено та розвезено 366 тонн щебню для підсипання вуличних доріг сіл Іванківці, Молотків та Осники, виділено кошти на грейдерування місцевих доріг;</text:span></text:p>
      <text:p text:style-name="P2"><text:span text:style-name="T5">4) також за сприяння філії «Рідний край» ПрАТ «Зернопродукт МХП»: </text:span></text:p>
      <text:p text:style-name="P7">здійснено загортання стихійних сміттєзвалищ у селах старостинського округу;<text:span text:style-name="T5"/></text:p>
      <text:p text:style-name="P2"><text:span text:style-name="T5">закуплено 157 тонн щебню та 60 тонн відсіву для підсипання доріг в селах Іванківці та Молотків; доставку та розвезення вказаних матеріалів було здійснено технікою агропідприємства; <text:s/></text:span></text:p>
      <text:p text:style-name="P2"><text:span text:style-name="T5">надавалася техніка для розчищення снігових заметів як на внутрішніх, так і на центральних дорогах населених пунктів;</text:span></text:p>
      <text:p text:style-name="P2"><text:span text:style-name="T5">виділено кошти для оновлення інтер</text:span><text:span text:style-name="T6">’</text:span><text:span text:style-name="T5">єру приміщення музею «Молотківська трагедія»;</text:span></text:p>
      <text:p text:style-name="P2"><text:soft-page-break/><text:span text:style-name="T5">5) за сприяння ТОВ «Святець»: </text:span></text:p>
      <text:p text:style-name="P2"><text:span text:style-name="T5">проведено загортання стихійних сміттєзвалищ в с. Осники; </text:span></text:p>
      <text:p text:style-name="P7">надавалася техніка для розвезення щебню та благоустрою території біля кладовища с. Осники;<text:span text:style-name="T5"/></text:p>
      <text:p text:style-name="P2"><text:span text:style-name="T5">надавалася техніка для розчищення снігових заметів на вуличних дорогах в селі Осники;</text:span></text:p>
      <text:p text:style-name="P2"><text:span text:style-name="T5">6) забезпечення належних умов проживання внутрішньо переміщених осіб в приміщенні будинку сімейного типу с. Молотків коштом міської ради, а саме: виділено матеріали для благоустрою приміщення і прилеглої території, закуплено шафки для зберігання їжі та генератор для підтримання роботи газового котла;</text:span></text:p>
      <text:p text:style-name="P2"><text:span text:style-name="T5">7) організовано проведення благоустрою території центральної площі, дитячого майданчика села Молотків та території Меморіального комплексу-музею «Молотківська трагедія»;</text:span></text:p>
      <text:p text:style-name="P2"><text:span text:style-name="T5">8) організовано надання послуг спеціалістами пересувних автомобілів з метою надання безкоштовних медичних послуг, а саме: терапевтичні послуги та лікування зубів;</text:span></text:p>
      <text:p text:style-name="P2"><text:span text:style-name="T5">9) організовано низку екскурсій в Меморіальний комплекс-музей «Молотківська трагедія» для внутрішньо переміщених осіб, спеціалістів Товариства Червоного Хреста України та інших осіб;</text:span></text:p>
      <text:p text:style-name="P2"><text:span text:style-name="T5">10) надано будівельні матеріали для поточного ремонту адмінприміщень;</text:span></text:p>
      <text:p text:style-name="P2"><text:span text:style-name="T5">11) виділено бензин для проведення благоустрою кладовища с. Іванківці, який здійснювався за активної підтримки місцевих жителів;</text:span></text:p>
      <text:p text:style-name="P2"><text:span text:style-name="T5">12) працівником по благоустрою від КПпБ систематично здійснювався благоустрій населених пунктів, а саме обкошування трави, обрізання дерев та кущів, вивезення сміття;</text:span></text:p>
      <text:p text:style-name="P2"><text:span text:style-name="T5">13) за активної співпраці з Товариством Червоного Хреста України забезпечувалося постачання продуктів харчування, одягу, взуття та засобів гігієни для ВПО, малозабезпечених родин та кризових категорій, сімей мобілізованих в ЗСУ;</text:span></text:p>
      <text:p text:style-name="P2"><text:span text:style-name="T5">14) на території села Молотків розпочато роботу з плетіння захисних маскувальних сіток для потреб ЗСУ;</text:span></text:p>
      <text:p text:style-name="P2"><text:span text:style-name="T5">15) надання активної допомоги в організації заходів із відзначення Дня Соборності України на кордоні Тернопільської та Хмельницької областей, у якому брали участь громади з чотирьох областей;</text:span></text:p>
      <text:p text:style-name="P2"><text:span text:style-name="T5">16) відновлено електропостачання біля пам</text:span><text:span text:style-name="T6">’</text:span><text:span text:style-name="T5">ятника загиблим під час Другої світової війни;</text:span></text:p>
      <text:p text:style-name="P7">17) відновлено вуличне освітлення в селах Іванківці та Осники;</text:p>
      <text:p text:style-name="P7">18) проводилася постійна заміна електролампочок вуличного освітлення;</text:p>
      <text:p text:style-name="P7">19) підсипання доріг щебеневою сумішшю, яку надало УКБ;</text:p>
      <text:p text:style-name="P2"><text:span text:style-name="T5">21) взято участь у початку проєкту «Віста Збруча. Спадщина старого кордону», що передбачає розвиток зеленого туризму на території Тернопільщини та Хмельниччини;</text:span></text:p>
      <text:p text:style-name="P10"><text:span text:style-name="T9"><text:s text:c="8"/>22) ведеться військовий облік та здійснюється оповіщення військовозобов’язаних та призовників, виконуються мобілізаційні завдання, забезпечується безумовне виконання планових завдань щодо прибуття військовозобов’язаних до РТЦК та СП, складаються списки юнаків для приписки до призивної дільниці, ведеться облік військовослужбовців та учасників бойових дій;</text:span></text:p>
      <text:p text:style-name="P10"><text:span text:style-name="T9"><text:s text:c="9"/>23) ведеться облік всіх пільгових категорій, які проживають на території округу, подаються документи пільгових категорій в управління соціального захисту населення та ПФУ для нарахування компенсацій на придбання твердого палива, скрапленого газу та використання електроенергії;</text:span></text:p>
      <text:p text:style-name="P10"><text:span text:style-name="T9"><text:s text:c="9"/>24)</text:span><text:span text:style-name="T12"> </text:span><text:span text:style-name="T14">від початку війни та протягом звітного року працівники старостату, небайдужі мешканці та ВПО, брали активну участь у допомозі воїнам ЗСУ та волонтерам –</text:span><text:span text:style-name="T13"> </text:span><text:span text:style-name="T14"> надання грошової та продуктової допомоги, готування обідів, пригощання випічкою та ін.</text:span></text:p>
      <text:p text:style-name="P12"><text:span text:style-name="T9"><text:s text:c="9"/></text:span><text:span text:style-name="T2"><text:s text:c="4"/>Моя діяльність була відкритою та прозорою. Я щодня, щохвилини був на постійному зв</text:span><text:span text:style-name="T1">’</text:span><text:span text:style-name="T2">язку з керівниками сільгосппідприємств, установ, розташованих на території старостинського округу, односельчанами та внутрішньо переміщеними особами. Мій номер телефону є майже в кожного мешканця/кожної мешканки й за потреби кожен/кожна з них може зателефонувати. <text:s text:c="2"/></text:span></text:p>
      <text:p text:style-name="P12"><text:span text:style-name="T2"><text:s text:c="14"/>Щиро дякую усім, хто підтримував мої ініціативи та долучався до вирішення питань життєзабезпечення населених пунктів у надзвичайно складний для України період.</text:span></text:p>
      <text:p text:style-name="P12"><text:span text:style-name="T2"><text:s text:c="14"/>Хочу запевнити, що я і надалі братиму активну участь у громадському житті нашої громади та буду продовжувати відстоювати інтереси старостинського округу. Попри війну, життя продовжується, а отже кожен/кожна із нас має щодня, щогодини працювати, допомагати, підтримувати і тим самим наближати нашу Перемогу.</text:span></text:p>
      <text:p text:style-name="P12"><text:span text:style-name="T2"><text:s text:c="15"/>Слава Україні і слава нашим Захисникам та Захисницям. Вічний спокій і пам'ять тим, кого забрала страшна російсько-українська війна. <text:s text:c="49"/></text:span></text:p>
      <text:p text:style-name="P9"><text:soft-page-break/></text:p>
      <text:p text:style-name="P5"/>
      <text:p text:style-name="P5">Староста<text:tab/><text:tab/><text:tab/><text:tab/><text:tab/><text:tab/><text:tab/>Олександр ДОРАНОВСЬКИЙ</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uk" fo:country="UA"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uk" fo:country="UA"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Текст_20_у_20_виносці" style:display-name="Текст у виносці"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вичайний_20__28_веб_29_" style:display-name="Звичайний (веб)"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ru" fo:country="RU" style:font-size-asian="12pt" style:font-name-complex="Times New Roman" style:font-family-complex="'Times New Roman'" style:font-family-generic-complex="roman" style:font-pitch-complex="variable" style:font-size-complex="12pt"/>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style style:name="Шрифт_20_абзацу_20_за_20_замовчуванням" style:display-name="Шрифт абзацу за замовчуванням"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88cm" fo:margin-left="1.323cm"/>
        </style:list-level-properties>
      </text:list-level-style-number>
      <text:list-level-style-number text:level="2" text:style-name="WW8Num2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z1"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1"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z1"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2z1"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1"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2z1"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2z1"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02cm" fo:margin-bottom="1.251cm" fo:margin-left="3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ЗВІТ СТАРОСТИ ЛАНОВЕЦЬКОЇ МІСЬКОЇ РАДИ –</dc:title>
    <dc:subject/>
    <meta:keyword/>
    <dc:description/>
    <meta:initial-creator>1</meta:initial-creator>
    <meta:creation-date>2026-02-04T16:33:00</meta:creation-date>
    <dc:creator>Вікторія Хом'як</dc:creator>
    <dc:date>2026-02-04T16:36:00</dc:date>
    <meta:print-date>2026-02-03T16:09:00</meta:print-date>
    <meta:editing-cycles>3</meta:editing-cycles>
    <meta:editing-duration>PT4M</meta:editing-duration>
    <meta:document-statistic meta:table-count="0" meta:image-count="0" meta:object-count="0" meta:page-count="4" meta:paragraph-count="77" meta:word-count="1288" meta:character-count="10079" meta:non-whitespace-character-count="8685"/>
    <meta:generator>LibreOffice/24.2.4.2$Linux_X86_64 LibreOffice_project/51a6219feb6075d9a4c46691dcfe0cd9c4fff3c2</meta:generator>
  </office:meta>
</office:document-meta>
</file>